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rame_20_contents">
      <style:text-properties fo:language="en" fo:country="US" officeooo:rsid="000a367c" officeooo:paragraph-rsid="000a367c"/>
    </style:style>
    <style:style style:name="P2" style:family="paragraph" style:parent-style-name="Frame_20_contents">
      <style:paragraph-properties fo:text-align="center" style:justify-single-word="false"/>
      <style:text-properties fo:language="en" fo:country="US" officeooo:rsid="000a367c" officeooo:paragraph-rsid="000a367c"/>
    </style:style>
    <style:style style:name="P3" style:family="paragraph" style:parent-style-name="Frame_20_contents">
      <style:text-properties fo:language="en" fo:country="US" officeooo:rsid="000c0079" officeooo:paragraph-rsid="000c0079"/>
    </style:style>
    <style:style style:name="P4" style:family="paragraph" style:parent-style-name="Frame_20_contents">
      <style:paragraph-properties fo:text-align="center" style:justify-single-word="false"/>
      <style:text-properties fo:language="en" fo:country="US" officeooo:rsid="000c0079" officeooo:paragraph-rsid="000c0079"/>
    </style:style>
    <style:style style:name="P5" style:family="paragraph" style:parent-style-name="Frame_20_contents">
      <style:text-properties fo:language="en" fo:country="US" officeooo:rsid="000c0079" officeooo:paragraph-rsid="000d9c80"/>
    </style:style>
    <style:style style:name="P6" style:family="paragraph" style:parent-style-name="Frame_20_contents">
      <style:text-properties fo:language="en" fo:country="US" officeooo:rsid="000d9c80" officeooo:paragraph-rsid="000d9c80"/>
    </style:style>
    <style:style style:name="P7" style:family="paragraph" style:parent-style-name="Frame_20_contents">
      <style:text-properties fo:language="en" fo:country="US" officeooo:rsid="00108be1" officeooo:paragraph-rsid="00108be1"/>
    </style:style>
    <style:style style:name="P8" style:family="paragraph" style:parent-style-name="Frame_20_contents">
      <style:paragraph-properties fo:text-align="center" style:justify-single-word="false"/>
      <style:text-properties fo:language="en" fo:country="US" officeooo:rsid="00108be1" officeooo:paragraph-rsid="00108be1"/>
    </style:style>
    <style:style style:name="P9" style:family="paragraph" style:parent-style-name="Frame_20_contents">
      <style:text-properties fo:language="ru" fo:country="RU" officeooo:rsid="000c0079" officeooo:paragraph-rsid="000c0079"/>
    </style:style>
    <style:style style:name="P10" style:family="paragraph" style:parent-style-name="Frame_20_contents">
      <style:text-properties fo:language="ru" fo:country="RU" officeooo:rsid="000e5940" officeooo:paragraph-rsid="000e5940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>
      <style:paragraph-properties fo:text-align="center"/>
    </style:style>
    <style:style style:name="P13" style:family="paragraph">
      <loext:graphic-properties draw:fill-color="#ffffd7"/>
    </style:style>
    <style:style style:name="P14" style:family="paragraph">
      <loext:graphic-properties draw:fill-color="#dddddd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dddddd"/>
    </style:style>
    <style:style style:name="T1" style:family="text">
      <style:text-properties officeooo:rsid="000d9c80"/>
    </style:style>
    <style:style style:name="T2" style:family="text">
      <style:text-properties style:font-name="sans-serif" fo:font-size="13.5pt"/>
    </style:style>
    <style:style style:name="T3" style:family="text">
      <style:text-properties officeooo:rsid="000e09ba"/>
    </style:style>
    <style:style style:name="T4" style:family="text">
      <style:text-properties officeooo:rsid="00108be1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ffffd7" draw:textarea-horizontal-align="justify" draw:textarea-vertical-align="middle" draw:auto-grow-height="false" fo:min-height="2.461cm" fo:min-width="4.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fill-color="#dddddd" draw:textarea-horizontal-align="justify" draw:textarea-vertical-align="middle" draw:auto-grow-height="false" fo:min-height="2.434cm" fo:min-width="5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ffffff" draw:textarea-horizontal-align="justify" draw:textarea-vertical-align="middle" draw:auto-grow-height="false" fo:min-height="3.916cm" fo:min-width="10.0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-color="#ffffd7" draw:textarea-horizontal-align="justify" draw:textarea-vertical-align="middle" draw:auto-grow-height="false" fo:min-height="4.849cm" fo:min-width="7.1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-color="#ffffd7" draw:textarea-horizontal-align="justify" draw:textarea-vertical-align="middle" draw:auto-grow-height="false" fo:min-height="4.083cm" fo:min-width="4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-color="#dddddd" draw:textarea-horizontal-align="justify" draw:textarea-vertical-align="middle" draw:auto-grow-height="false" fo:min-height="1.984cm" fo:min-width="4.6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fill="solid" draw:fill-color="#dddddd" draw:textarea-horizontal-align="justify" draw:textarea-vertical-align="middle" draw:auto-grow-height="false" fo:min-height="0.926cm" fo:min-width="2.7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fill="solid" draw:fill-color="#dddddd" draw:textarea-horizontal-align="justify" draw:textarea-vertical-align="middle" draw:auto-grow-height="false" fo:min-height="2.117cm" fo:min-width="4.2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0" draw:name="Фигура 1" draw:style-name="gr9" draw:text-style-name="P16" svg:width="4.208cm" svg:height="2.117cm" svg:x="0.298cm" svg:y="-0.146cm"><text:p text:style-name="P4">Class</text:p><text:p text:style-name="P2">ConverterJSON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8" draw:text-style-name="P16" svg:width="2.752cm" svg:height="0.927cm" svg:x="-1.58cm" svg:y="3.715cm"><text:p text:style-name="P2">Config.json</text:p><text:p text:style-name="P1"/><draw:enhanced-geometry svg:viewBox="0 0 21600 21600" draw:type="rectangle" draw:enhanced-path="M 0 0 L 21600 0 21600 21600 0 21600 0 0 Z N"/></draw:custom-shape><draw:custom-shape text:anchor-type="paragraph" draw:z-index="2" draw:name="Фигура 3" draw:style-name="gr8" draw:text-style-name="P16" svg:width="2.752cm" svg:height="0.927cm" svg:x="1.409cm" svg:y="3.741cm"><text:p text:style-name="P2"><draw:custom-shape text:anchor-type="paragraph" draw:z-index="3" draw:name="Фигура 4" draw:style-name="gr8" draw:text-style-name="P16" svg:width="2.752cm" svg:height="0.927cm" svg:x="2.812cm" svg:y="-0.146cm"><text:p text:style-name="P2">Answers.json</text:p><text:p text:style-name="P1"/><draw:enhanced-geometry svg:viewBox="0 0 21600 21600" draw:type="rectangle" draw:enhanced-path="M 0 0 L 21600 0 21600 21600 0 21600 0 0 Z N"/></draw:custom-shape>Requests.json</text:p><text:p text:style-name="P1"/><draw:enhanced-geometry svg:viewBox="0 0 21600 21600" draw:type="rectangle" draw:enhanced-path="M 0 0 L 21600 0 21600 21600 0 21600 0 0 Z N"/></draw:custom-shape><draw:line text:anchor-type="paragraph" draw:z-index="4" draw:name="Линия 1" draw:style-name="gr1" draw:text-style-name="P12" svg:x1="0.854cm" svg:y1="1.97cm" svg:x2="-0.469cm" svg:y2="3.714cm"><text:p/></draw:line><draw:line text:anchor-type="paragraph" draw:z-index="5" draw:name="Линия 2" draw:style-name="gr1" draw:text-style-name="P12" svg:x1="-0.152cm" svg:y1="3.714cm" svg:x2="1.092cm" svg:y2="1.97cm"><text:p/></draw:line><draw:line text:anchor-type="paragraph" draw:z-index="6" draw:name="Линия 3" draw:style-name="gr1" draw:text-style-name="P12" svg:x1="2.812cm" svg:y1="3.742cm" svg:x2="2.521cm" svg:y2="1.969cm"><text:p/></draw:line><draw:line text:anchor-type="paragraph" draw:z-index="7" draw:name="Линия 4" draw:style-name="gr1" draw:text-style-name="P12" svg:x1="3.896cm" svg:y1="1.97cm" svg:x2="5.642cm" svg:y2="3.744cm"><text:p/></draw:line><draw:custom-shape text:anchor-type="paragraph" draw:z-index="8" draw:name="Фигура 5" draw:style-name="gr7" draw:text-style-name="P14" svg:width="4.657cm" svg:height="1.985cm" svg:x="0.51cm" svg:y="7.447cm"><text:p text:style-name="P4">Class</text:p><text:p text:style-name="P4">InvertedIndex</text:p><draw:enhanced-geometry svg:viewBox="0 0 21600 21600" draw:type="rectangle" draw:enhanced-path="M 0 0 L 21600 0 21600 21600 0 21600 0 0 Z N"/></draw:custom-shape><draw:custom-shape text:anchor-type="paragraph" draw:z-index="9" draw:name="Фигура 6" draw:style-name="gr6" draw:text-style-name="P13" svg:width="4.631cm" svg:height="4.525cm" svg:x="9.611cm" svg:y="-1.311cm"><text:p text:style-name="P9">Список документов:</text:p><text:p text:style-name="P3">id: name (path)</text:p><text:p text:style-name="P3"><text:span text:style-name="T2">vector&lt;string&gt;</text:span> </text:p><text:p text:style-name="P3"/><text:p text:style-name="P3">0<text:span text:style-name="T1">0</text:span>: file1</text:p><text:p text:style-name="P3">0<text:span text:style-name="T1">1</text:span>: file2</text:p><text:p text:style-name="P3">……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Линия 5" draw:style-name="gr1" draw:text-style-name="P12" svg:x1="4.505cm" svg:y1="0.912cm" svg:x2="9.611cm" svg:y2="0.991cm"><text:p/></draw:line><draw:custom-shape text:anchor-type="paragraph" draw:z-index="11" draw:name="Фигура 7" draw:style-name="gr6" draw:text-style-name="P13" svg:width="4.631cm" svg:height="4.525cm" svg:x="9.532cm" svg:y="3.478cm"><text:p text:style-name="P9"><text:span text:style-name="T1">Коллекция</text:span> документов:</text:p><text:p text:style-name="P3">id: <text:span text:style-name="T1">text</text:span></text:p><text:p text:style-name="P5"><text:span text:style-name="T2">vector&lt;string&gt;</text:span></text:p><text:p text:style-name="P3"/><text:p text:style-name="P3">0<text:span text:style-name="T1">0</text:span>: <text:span text:style-name="T1">text1</text:span></text:p><text:p text:style-name="P3">0<text:span text:style-name="T1">1</text:span>: <text:span text:style-name="T1">text2</text:span></text:p><text:p text:style-name="P3">……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Линия 6" draw:style-name="gr1" draw:text-style-name="P12" svg:x1="4.503cm" svg:y1="1.203cm" svg:x2="9.532cm" svg:y2="4.113cm"><text:p/></draw:line><draw:line text:anchor-type="paragraph" draw:z-index="13" draw:name="Линия 7" draw:style-name="gr1" draw:text-style-name="P12" svg:x1="9.532cm" svg:y1="5.701cm" svg:x2="5.166cm" svg:y2="7.632cm"><text:p/></draw:line><draw:custom-shape text:anchor-type="paragraph" draw:z-index="14" draw:name="Фигура 8" draw:style-name="gr5" draw:text-style-name="P13" svg:width="7.647cm" svg:height="5.372cm" svg:x="0.665cm" svg:y="12.397cm"><text:p text:style-name="P9"><text:span text:style-name="T1">Частотный словарь</text:span>:</text:p><text:p text:style-name="P3"><text:span text:style-name="T1">word</text:span>: <text:span text:style-name="T1">entry</text:span></text:p><text:p text:style-name="P5"><text:span text:style-name="T2">map&lt;string, vector&lt;Entry&gt;&gt; </text:span></text:p><text:p text:style-name="P3"/><text:p text:style-name="P3"><text:span text:style-name="T3">word1</text:span>: <text:span text:style-name="T3">entry1, entry2...</text:span></text:p><text:p text:style-name="P3"><text:span text:style-name="T3">word2</text:span>: <text:span text:style-name="T3">entry1​​​​​​​​​​​, entry2…</text:span></text:p><text:p text:style-name="P3">……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Фигура 9" draw:style-name="gr2" draw:text-style-name="P13" svg:width="4.975cm" svg:height="2.726cm" svg:x="10.56cm" svg:y="14.963cm"><text:p text:style-name="P6">Entry:</text:p><text:p text:style-name="P6">size_t id, cou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Линия 8" draw:style-name="gr1" draw:text-style-name="P12" svg:x1="3.046cm" svg:y1="14.143cm" svg:x2="10.56cm" svg:y2="15.969cm"><text:p/></draw:line><draw:line text:anchor-type="paragraph" draw:z-index="17" draw:name="Линия 9" draw:style-name="gr1" draw:text-style-name="P12" svg:x1="2.917cm" svg:y1="9.432cm" svg:x2="3.757cm" svg:y2="12.397cm"><text:p/></draw:line><draw:custom-shape text:anchor-type="paragraph" draw:z-index="18" draw:name="Фигура 10" draw:style-name="gr4" draw:text-style-name="P15" svg:width="10.478cm" svg:height="4.34cm" svg:x="8.447cm" svg:y="8.929cm"><text:p text:style-name="P10">Индексация каждого файла в отдельном потоке</text:p><text:p text:style-name="P10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Фигура 11" draw:style-name="gr3" draw:text-style-name="P14" svg:width="5.213cm" svg:height="2.435cm" svg:x="0.51cm" svg:y="18.824cm"><text:p text:style-name="P8">Class</text:p><text:p text:style-name="P8">SearchServer</text:p><draw:enhanced-geometry svg:viewBox="0 0 21600 21600" draw:type="rectangle" draw:enhanced-path="M 0 0 L 21600 0 21600 21600 0 21600 0 0 Z N"/></draw:custom-shape><draw:line text:anchor-type="paragraph" draw:z-index="20" draw:name="Вертикальная линия 1" draw:style-name="gr1" draw:text-style-name="P12" svg:x1="0.51cm" svg:y1="9.43cm" svg:x2="0.51cm" svg:y2="18.824cm"><text:p/></draw:line><draw:custom-shape text:anchor-type="paragraph" draw:z-index="21" draw:name="Фигура 12" draw:style-name="gr2" draw:text-style-name="P13" svg:width="4.975cm" svg:height="2.726cm" svg:x="9.788cm" svg:y="18.912cm"><text:p text:style-name="P6"><text:span text:style-name="T4">RelativeIndex</text:span>:</text:p><text:p text:style-name="P6">size_t id</text:p><text:p text:style-name="P7">float ran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Линия 10" draw:style-name="gr1" draw:text-style-name="P12" svg:x1="5.722cm" svg:y1="20.14cm" svg:x2="9.788cm" svg:y2="20.325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3T22:43:10.836000000</dc:date>
    <meta:editing-duration>PT4H13M47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3" meta:word-count="57" meta:character-count="436" meta:non-whitespace-character-count="390"/>
  </office:meta>
</office:document-meta>
</file>